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7.902cm" fo:margin-left="0cm" fo:margin-top="0cm" fo:margin-bottom="0cm" table:align="left" style:writing-mode="lr-tb"/>
    </style:style>
    <style:style style:name="Tabella3.A" style:family="table-column">
      <style:table-column-properties style:column-width="7.90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4" style:family="table">
      <style:table-properties style:width="17.117cm" fo:margin-left="-0.021cm" fo:margin-top="0cm" fo:margin-bottom="0cm" table:align="left" style:writing-mode="lr-tb"/>
    </style:style>
    <style:style style:name="Tabella4.A" style:family="table-column">
      <style:table-column-properties style:column-width="8.692cm"/>
    </style:style>
    <style:style style:name="Tabella4.B" style:family="table-column">
      <style:table-column-properties style:column-width="8.423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7.247cm" fo:margin-left="-0.123cm" fo:margin-top="0cm" fo:margin-bottom="0cm" table:align="left" style:writing-mode="lr-tb"/>
    </style:style>
    <style:style style:name="Tabella5.A" style:family="table-column">
      <style:table-column-properties style:column-width="2.122cm"/>
    </style:style>
    <style:style style:name="Tabella5.B" style:family="table-column">
      <style:table-column-properties style:column-width="15.124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3" style:family="paragraph" style:parent-style-name="Heading_20_1" style:list-style-name="WWNum1">
      <style:paragraph-properties fo:text-align="center" style:justify-single-word="false"/>
    </style:style>
    <style:style style:name="P4" style:family="paragraph" style:parent-style-name="Text_20_body">
      <style:paragraph-properties fo:margin-top="0.212cm" fo:margin-bottom="0cm" loext:contextual-spacing="false"/>
    </style:style>
    <style:style style:name="P5" style:family="paragraph" style:parent-style-name="Text_20_body_20_indent">
      <style:paragraph-properties fo:margin-left="0cm" fo:margin-right="0cm" fo:text-indent="0cm" style:auto-text-indent="false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Verdana" fo:font-size="9pt" style:font-size-asian="9pt" style:font-name-complex="Verdana1"/>
    </style:style>
    <style:style style:name="P7" style:family="paragraph" style:parent-style-name="Heading_20_8" style:list-style-name="WWNum1">
      <style:text-properties style:font-name="Verdana" fo:font-size="10pt" fo:language="it" fo:country="IT" style:font-size-asian="10pt" style:language-asian="it" style:country-asian="IT" style:font-name-complex="Verdana1"/>
    </style:style>
    <style:style style:name="P8" style:family="paragraph" style:parent-style-name="Heading_20_8" style:list-style-name="WWNum1"/>
    <style:style style:name="P9" style:family="paragraph" style:parent-style-name="Caption">
      <style:paragraph-properties fo:margin-left="0.751cm" fo:margin-right="0cm" fo:text-indent="-0.751cm" style:auto-text-indent="false" style:snap-to-layout-grid="false"/>
    </style:style>
    <style:style style:name="P10" style:family="paragraph" style:parent-style-name="Caption">
      <style:paragraph-properties fo:margin-left="0cm" fo:margin-right="-0.123cm" fo:text-indent="0cm" style:auto-text-indent="false"/>
    </style:style>
    <style:style style:name="P11" style:family="paragraph" style:parent-style-name="Heading_20_7" style:list-style-name="WWNum1">
      <style:paragraph-properties fo:text-align="start" style:justify-single-word="false"/>
    </style:style>
    <style:style style:name="P12" style:family="paragraph" style:parent-style-name="Heading_20_5" style:list-style-name="WWNum1">
      <style:text-properties style:use-window-font-color="tru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font-name="Verdana" fo:font-size="9pt" style:font-size-asian="9pt" style:font-name-complex="Verdana1"/>
    </style:style>
    <style:style style:name="P15" style:family="paragraph" style:parent-style-name="Standard">
      <style:paragraph-properties>
        <style:tab-stops/>
      </style:paragraph-properties>
      <style:text-properties style:font-name="Verdana" fo:font-size="9pt" style:font-size-asian="9pt" style:font-name-complex="Verdana1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17" style:family="paragraph" style:parent-style-name="Standard">
      <style:text-properties style:font-name="Verdana" fo:font-size="9pt" fo:font-weight="bold" style:font-size-asian="9pt" style:font-weight-asian="bold" style:font-name-complex="Verdana1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name-complex="Verdana1" style:font-size-complex="9pt"/>
    </style:style>
    <style:style style:name="P1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Verdana" fo:font-size="9pt" fo:font-style="normal" style:font-size-asian="9pt" style:font-style-asian="normal" style:font-size-complex="9pt" style:font-style-complex="normal"/>
    </style:style>
    <style:style style:name="P20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21" style:family="paragraph" style:parent-style-name="Standard">
      <style:text-properties style:font-name="Verdana" fo:font-size="9pt" style:text-underline-style="solid" style:text-underline-width="auto" style:text-underline-color="font-color" style:font-size-asian="9pt" style:font-name-complex="Verdana1"/>
    </style:style>
    <style:style style:name="P22" style:family="paragraph" style:parent-style-name="Standard">
      <style:text-properties style:font-name="Verdana" fo:font-size="9pt" fo:language="it" fo:country="IT" style:font-size-asian="9pt" style:language-asian="it" style:country-asian="IT" style:font-name-complex="Verdana1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9pt" fo:language="it" fo:country="IT" style:font-size-asian="9pt" style:language-asian="it" style:country-asian="IT" style:font-name-complex="Verdana1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27" style:family="paragraph" style:parent-style-name="Standard">
      <style:text-properties style:use-window-font-color="true"/>
    </style:style>
    <style:style style:name="P28" style:family="paragraph" style:parent-style-name="Standard">
      <style:paragraph-properties fo:text-align="center" style:justify-single-word="false"/>
      <style:text-properties style:use-window-font-color="true"/>
    </style:style>
    <style:style style:name="P29" style:family="paragraph" style:parent-style-name="Standard">
      <style:text-properties style:use-window-font-color="true" style:font-name="Verdana" fo:font-size="9pt" style:font-size-asian="9pt" style:font-name-complex="Verdana1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Verdana" fo:font-size="9pt" style:font-size-asian="9pt" style:font-name-complex="Verdana1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Verdana" fo:font-size="9pt" fo:font-weight="bold" style:font-name-asian="Arial Unicode MS" style:font-size-asian="9pt" style:font-weight-asian="bold" style:font-name-complex="Verdana1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Verdana" fo:font-size="9pt" fo:font-weight="bold" style:font-name-asian="Arial Unicode MS" style:font-size-asian="9pt" style:font-weight-asian="bold" style:font-name-complex="Verdana1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Verdana" fo:font-size="8pt" style:font-size-asian="8pt" style:font-name-complex="Verdana1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Verdana" fo:font-size="8pt" fo:font-style="italic" style:font-size-asian="8pt" style:font-style-asian="italic" style:font-name-complex="Verdana1" style:font-style-complex="italic"/>
    </style:style>
    <style:style style:name="P35" style:family="paragraph" style:parent-style-name="Standard">
      <style:paragraph-properties fo:text-align="justify" style:justify-single-word="false"/>
      <style:text-properties style:use-window-font-color="true"/>
    </style:style>
    <style:style style:name="P36" style:family="paragraph" style:parent-style-name="Standard" style:list-style-name="WWNum2">
      <style:paragraph-properties fo:text-align="justify" style:justify-single-word="false"/>
      <style:text-properties style:use-window-font-color="true"/>
    </style:style>
    <style:style style:name="P37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38" style:family="paragraph" style:parent-style-name="Standard">
      <style:paragraph-properties fo:margin-left="2.251cm" fo:margin-right="0cm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39" style:family="paragraph" style:parent-style-name="Standard">
      <style:paragraph-properties fo:margin-left="2.251cm" fo:margin-right="0cm" fo:text-indent="-2.251cm" style:auto-text-indent="false"/>
      <style:text-properties style:font-name="Verdana" fo:font-size="9pt" style:font-size-asian="9pt" style:font-name-complex="Verdana1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Verdana" fo:font-size="9pt" style:font-size-asian="9pt" style:font-name-complex="Verdana1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Verdana" fo:font-size="9pt" fo:font-style="italic" style:font-size-asian="9pt" style:font-style-asian="italic" style:font-name-complex="Verdana1" style:font-style-complex="italic"/>
    </style:style>
    <style:style style:name="P43" style:family="paragraph" style:parent-style-name="Standard">
      <style:paragraph-properties fo:margin-left="1.884cm" fo:margin-right="0cm" fo:text-align="justify" style:justify-single-word="false" fo:text-indent="0cm" style:auto-text-indent="false"/>
      <style:text-properties style:use-window-font-color="true" style:font-name="Verdana" fo:font-size="9pt" style:font-size-asian="9pt" style:font-name-complex="Verdana1"/>
    </style:style>
    <style:style style:name="P44" style:family="paragraph" style:parent-style-name="Standard" style:master-page-name="Converted1">
      <style:paragraph-properties style:page-number="auto"/>
      <style:text-properties style:font-name="Verdana" fo:font-size="9pt" style:font-size-asian="9pt" style:font-name-complex="Verdana1"/>
    </style:style>
    <style:style style:name="P45" style:family="paragraph" style:parent-style-name="Header">
      <style:text-properties style:font-name="Verdana" fo:font-size="9pt" style:font-size-asian="9pt" style:font-name-complex="Verdana1"/>
    </style:style>
    <style:style style:name="P46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47" style:family="paragraph" style:parent-style-name="Header">
      <style:paragraph-properties fo:text-align="justify" style:justify-single-word="false">
        <style:tab-stops/>
      </style:paragraph-properties>
      <style:text-properties style:font-name="Verdana" fo:font-size="9pt" style:font-size-asian="9pt" style:font-name-complex="Verdana1"/>
    </style:style>
    <style:style style:name="P48" style:family="paragraph" style:parent-style-name="Header">
      <style:paragraph-properties fo:text-align="center" style:justify-single-word="false"/>
    </style:style>
    <style:style style:name="P49" style:family="paragraph" style:parent-style-name="Header">
      <style:paragraph-properties fo:text-align="center" style:justify-single-word="false">
        <style:tab-stops/>
      </style:paragraph-properties>
    </style:style>
    <style:style style:name="P50" style:family="paragraph" style:parent-style-name="Header">
      <style:paragraph-properties>
        <style:tab-stops/>
      </style:paragraph-properties>
    </style:style>
    <style:style style:name="P51" style:family="paragraph" style:parent-style-name="Header">
      <style:paragraph-properties>
        <style:tab-stops>
          <style:tab-stop style:position="1.249cm"/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Verdana" fo:font-size="9pt" fo:font-style="italic" style:font-size-asian="9pt" style:font-style-asian="italic" style:font-name-complex="Verdana1" style:font-style-complex="italic"/>
    </style:style>
    <style:style style:name="P52" style:family="paragraph" style:parent-style-name="Header" style:list-style-name="" style:master-page-name="Standard">
      <style:paragraph-properties style:page-number="auto"/>
      <style:text-properties style:font-name="Verdana" fo:font-size="9pt" style:font-size-asian="9pt" style:font-name-complex="Verdana1"/>
    </style:style>
    <style:style style:name="P53" style:family="paragraph" style:parent-style-name="Heading_20_9" style:list-style-name="WWNum1">
      <style:text-properties style:use-window-font-color="true"/>
    </style:style>
    <style:style style:name="P54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55" style:family="paragraph">
      <loext:graphic-properties draw:fill="solid" draw:fill-color="#ffffff"/>
      <style:paragraph-properties fo:text-align="start"/>
      <style:text-properties fo:font-size="18pt"/>
    </style:style>
    <style:style style:name="P56" style:family="paragraph">
      <loext:graphic-properties draw:fill="solid" draw:fill-color="#dddddd"/>
      <style:paragraph-properties fo:text-align="start"/>
      <style:text-properties fo:font-size="18pt"/>
    </style:style>
    <style:style style:name="P57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style:font-name="Verdana" fo:font-size="10pt" style:font-size-asian="10pt" style:font-name-complex="Verdana1"/>
    </style:style>
    <style:style style:name="T4" style:family="text">
      <style:text-properties style:font-name="Verdana" fo:font-size="9pt" style:font-size-asian="9pt" style:font-name-complex="Verdana1"/>
    </style:style>
    <style:style style:name="T5" style:family="text">
      <style:text-properties style:font-name="Verdana" fo:font-size="9pt" style:font-size-asian="9pt" style:font-name-complex="Verdana1" style:font-weight-complex="bold"/>
    </style:style>
    <style:style style:name="T6" style:family="text">
      <style:text-properties style:font-name="Verdana" fo:font-size="9pt" style:font-size-asian="9pt" style:font-name-complex="Verdana1" fo:background-color="#ffff00"/>
    </style:style>
    <style:style style:name="T7" style:family="text">
      <style:text-properties style:font-name="Verdana" fo:font-size="9pt" style:font-size-asian="9pt" style:font-name-complex="Verdana1" style:font-size-complex="12pt"/>
    </style:style>
    <style:style style:name="T8" style:family="text">
      <style:text-properties style:font-name="Verdana" fo:font-size="9pt" style:font-size-asian="9pt" style:font-name-complex="Arial1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font-weight="bold" style:font-size-asian="9pt" style:font-weight-asian="bold" style:font-name-complex="Verdana1"/>
    </style:style>
    <style:style style:name="T11" style:family="text">
      <style:text-properties style:font-name="Verdana" fo:font-size="9pt" fo:font-weight="bold" style:font-size-asian="9pt" style:font-weight-asian="bold" style:font-name-complex="Verdana1" style:font-size-complex="9pt"/>
    </style:style>
    <style:style style:name="T12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13" style:family="text">
      <style:text-properties style:font-name="Verdana" fo:font-size="9pt" fo:font-weight="bold" style:font-size-asian="9pt" style:font-weight-asian="bold" style:font-name-complex="Verdana1" style:font-weight-complex="bold" fo:background-color="#ffff00"/>
    </style:style>
    <style:style style:name="T14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15" style:family="text">
      <style:text-properties style:font-name="Verdana" fo:font-size="9pt" fo:font-weight="bold" style:font-name-asian="Arial Unicode MS" style:font-size-asian="9pt" style:font-weight-asian="bold" style:font-name-complex="Verdana1" style:font-weight-complex="bold"/>
    </style:style>
    <style:style style:name="T16" style:family="text">
      <style:text-properties style:font-name="Verdana" fo:font-size="9pt" fo:font-style="normal" style:font-size-asian="9pt" style:font-style-asian="normal" style:font-name-complex="Arial1" style:font-size-complex="9pt" style:font-style-complex="normal"/>
    </style:style>
    <style:style style:name="T17" style:family="text">
      <style:text-properties style:font-name="Verdana" fo:font-size="9pt" fo:font-style="normal" style:text-underline-style="solid" style:text-underline-width="auto" style:text-underline-color="font-color" style:font-size-asian="9pt" style:font-style-asian="normal" style:font-name-complex="Arial1" style:font-size-complex="9pt" style:font-style-complex="normal"/>
    </style:style>
    <style:style style:name="T18" style:family="text">
      <style:text-properties style:font-name="Verdana" fo:font-size="9pt" style:text-underline-style="solid" style:text-underline-width="auto" style:text-underline-color="font-color" style:font-size-asian="9pt" style:font-name-complex="Verdana1"/>
    </style:style>
    <style:style style:name="T19" style:family="text">
      <style:text-properties style:font-name="Verdana" fo:font-size="9pt" fo:font-style="italic" style:font-size-asian="9pt" style:font-style-asian="italic" style:font-name-complex="Verdana1" style:font-style-complex="italic"/>
    </style:style>
    <style:style style:name="T20" style:family="text">
      <style:text-properties style:font-name="Verdana" fo:font-size="9pt" style:font-name-asian="Verdana1" style:font-size-asian="9pt" style:font-name-complex="Verdana1"/>
    </style:style>
    <style:style style:name="T21" style:family="text">
      <style:text-properties style:font-name="Verdana" fo:font-size="9pt" fo:font-weight="normal" style:font-size-asian="9pt" style:font-weight-asian="normal" style:font-name-complex="Verdana1" style:font-weight-complex="normal"/>
    </style:style>
    <style:style style:name="T22" style:family="text">
      <style:text-properties style:font-name="Verdana" fo:font-size="8pt" fo:font-weight="bold" style:font-size-asian="8pt" style:font-weight-asian="bold" style:font-name-complex="Verdana1"/>
    </style:style>
    <style:style style:name="T23" style:family="text">
      <style:text-properties style:font-name="Verdana" fo:font-size="8pt" fo:font-style="italic" style:font-size-asian="8pt" style:font-style-asian="italic" style:font-name-complex="Verdana1" style:font-style-complex="italic"/>
    </style:style>
    <style:style style:name="T24" style:family="text">
      <style:text-properties style:font-name="Verdana" fo:font-size="8pt" style:font-size-asian="8pt" style:font-name-complex="Verdana1"/>
    </style:style>
    <style:style style:name="T25" style:family="text">
      <style:text-properties style:font-name="Verdana" style:font-name-complex="Verdana1"/>
    </style:style>
    <style:style style:name="T26" style:family="text">
      <style:text-properties style:font-name="Verdana" fo:font-weight="bold" style:font-weight-asian="bold" style:font-name-complex="Verdana1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cm" draw:fill="solid" draw:fill-color="#ffffff" draw:opacity="0%" draw:textarea-vertical-align="top" draw:auto-grow-height="false" fo:min-height="0.743cm" fo:min-width="4.792cm" fo:padding-top="0cm" fo:padding-bottom="0cm" fo:padding-left="0cm" fo:padding-right="0cm" fo:wrap-option="wrap" fo:margin-left="0.249cm" fo:margin-right="0.249cm" fo:margin-top="0cm" fo:margin-bottom="0cm" style:run-through="foreground" style:wrap="non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 style:parent-style-name="Graphics">
      <style:graphic-properties draw:stroke="solid" svg:stroke-width="0.088cm" svg:stroke-color="#000000" draw:fill="solid" draw:fill-color="#ffffff" draw:textarea-vertical-align="top" draw:auto-grow-height="false" fo:min-height="5.567cm" fo:min-width="16.457cm" fo:padding-top="0.127cm" fo:padding-bottom="0.127cm" fo:padding-left="0.254cm" fo:padding-right="0.254cm" fo:wrap-option="wrap" fo:margin-left="0.319cm" fo:margin-right="0.31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88cm" svg:stroke-color="#000000" draw:fill="solid" draw:fill-color="#ffffff" draw:textarea-vertical-align="top" draw:auto-grow-height="false" fo:min-height="5.076cm" fo:min-width="16.457cm" fo:padding-top="0.127cm" fo:padding-bottom="0.127cm" fo:padding-left="0.254cm" fo:padding-right="0.254cm" fo:wrap-option="wrap" fo:margin-left="0.319cm" fo:margin-right="0.31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62cm" svg:stroke-color="#969696" draw:fill="solid" draw:fill-color="#dddddd" draw:textarea-vertical-align="top" draw:auto-grow-height="false" fo:min-height="1.732cm" fo:min-width="16.429cm" fo:padding-top="0.127cm" fo:padding-bottom="0.127cm" fo:padding-left="0.254cm" fo:padding-right="0.254cm" fo:wrap-option="wrap" fo:margin-left="0.319cm" fo:margin-right="0.31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section text:style-name="Sect1" text:name="TextSection">
        <text:p text:style-name="P45"/>
        <text:p text:style-name="P14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Standard"><text:span text:style-name="T4">Prot. N.</text:span></text:p>
            </table:table-cell>
            <table:table-cell table:style-name="Tabella2.A1" office:value-type="string">
              <text:p text:style-name="Standard"><text:span text:style-name="T4">Rapallo, li data del protocollo</text:span></text:p>
            </table:table-cell>
          </table:table-row>
        </table:table>
        <text:p text:style-name="P18"/>
        <text:p text:style-name="P24"><text:span text:style-name="T11">P.E. : [numero] del [data_pratica]</text:span></text:p>
        <text:p text:style-name="P18"/>
        <text:p text:style-name="P37"><text:span text:style-name="T8">Prot. prat. [protocollo] del [data_protocollo]</text:span></text:p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P25"><text:span text:style-name="T16">Alla c.a.</text:span></text:p>
            </table:table-cell>
            <table:table-cell table:style-name="Tabella4.A1" office:value-type="string">
              <table:table table:name="Tabella3" table:style-name="Tabella3">
                <table:table-column table:style-name="Tabella3.A"/>
                <table:table-row table:style-name="Tabella3.1">
                  <table:table-cell table:style-name="Tabella3.A1" office:value-type="string">
                    <text:p text:style-name="P26"><text:span text:style-name="T8">[richiedenti.nominativo;block=tbs:row]</text:span></text:p>
                    <text:p text:style-name="P26"><text:span text:style-name="T8">[richiedenti.indirizzo]</text:span></text:p>
                    <text:p text:style-name="P26"><text:bookmark text:name="__DdeLink__192_1628301876"/><text:span text:style-name="T8">[richiedenti.cap] – [richiedenti.comune] ([richiedenti.prov])</text:span></text:p>
                    <text:p text:style-name="P26"><text:span text:style-name="T17">[richiedenti.pec]</text:span></text:p>
                  </table:table-cell>
                </table:table-row>
              </table:table>
              <text:p text:style-name="P19"/>
            </table:table-cell>
          </table:table-row>
          <table:table-row table:style-name="Tabella4.1">
            <table:table-cell table:style-name="Tabella4.A1" office:value-type="string">
              <text:p text:style-name="P25"><text:span text:style-name="T8">c/o</text:span></text:p>
            </table:table-cell>
            <table:table-cell table:style-name="Tabella4.A1" office:value-type="string">
              <text:p text:style-name="P26"><text:span text:style-name="T8">[progettisti.nominativo;block=tbs:row]</text:span></text:p>
              <text:p text:style-name="P26"><text:span text:style-name="T8">[progettisti.indirizzo]</text:span></text:p>
              <text:p text:style-name="P26"><text:span text:style-name="T8">[progettisti.cap] – [progettisti.comune] ([progettisti.prov])</text:span></text:p>
              <text:p text:style-name="P26"><text:span text:style-name="T17">[progettisti.pec]</text:span></text:p>
            </table:table-cell>
          </table:table-row>
        </table:table>
        <text:p text:style-name="P15"/>
        <text:p text:style-name="P46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P50"><text:span text:style-name="T26">Oggetto:</text:span></text:p>
            </table:table-cell>
            <table:table-cell table:style-name="Tabella5.B1" office:value-type="string">
              <text:p text:style-name="P38"><text:span text:style-name="T4">[oggetto] in </text:span><text:span text:style-name="T5">[ubicazione]</text:span></text:p>
              <text:p text:style-name="P39"/>
            </table:table-cell>
          </table:table-row>
        </table:table>
        <text:p text:style-name="P16"/>
        <text:p text:style-name="P17"/>
        <text:p text:style-name="P40"><text:span text:style-name="T4">Con riferimento all’istanza presentata in data [data_protocollo] <text:s/>relativa all’oggetto, si comunica che presso la scrivente Ripartizione VII - Servizi Urbanistici e Gestione del Territorio, con sede in Rapallo in P</text:span><text:span text:style-name="T18">.zza Molfino n. 10 (ex Ospedale) 3° piano</text:span><text:span text:style-name="T4">, si è concluso l’iter procedimentale.</text:span></text:p>
        <text:p text:style-name="P41"/>
        <text:p text:style-name="P4"><text:span text:style-name="T4">Il Richiedente, o persona all’uopo incaricata, munita dell’allegato prestampato debitamente compilato in ogni sua parte, potrà presentarsi il </text:span><text:span text:style-name="T12">martedì,</text:span><text:span text:style-name="T4"> </text:span><text:span text:style-name="T12">giovedì </text:span><text:span text:style-name="T4">dalle ore </text:span><text:span text:style-name="T12">8,45</text:span><text:span text:style-name="T4"> alle ore </text:span><text:span text:style-name="T12">12,00</text:span><text:span text:style-name="T4">, munita di </text:span><text:span text:style-name="T12">marca da bollo pari ad € 16,00</text:span><text:span text:style-name="T4"> , oltre alla ricevuta del pagamento dei dovuti diritti di segreteria, che per la pratica di che trattasi ammontano ad € </text:span><text:span text:style-name="T19">____________________</text:span></text:p>
        <text:p text:style-name="P4"><text:span text:style-name="T23">[Per il pagamento dei diritti di segreteria è possibile effettuare bonifico in un’unica soluzione presso la Tesoreria Comunale di Rapallo – Banca Carige s.p.a., Agenzia 1, sita in Vico del Pozzo 24. – IBAN IT07R0617532119000000027690 ovvero tramite bollettino postale CCP 13631163. L’avvenuto pagamento dovrà essere presentato al momento del ritiro della pratica.]</text:span></text:p>
        <text:p text:style-name="P42"/>
        <text:p text:style-name="P40"><text:span text:style-name="T13">Contestualmente al ritiro della pratica dovrà essere presentata variazione catastale aggiornata</text:span><text:span text:style-name="T6">.( per sanatorie)</text:span></text:p>
        <text:p text:style-name="P41"/>
        <text:p text:style-name="P6"/>
        <text:p text:style-name="P5"><text:span text:style-name="T4"><text:tab/>Distinti Saluti</text:span></text:p>
        <text:p text:style-name="P6"/>
        <text:p text:style-name="P47"/>
        <text:p text:style-name="P13"><draw:custom-shape text:anchor-type="paragraph" draw:z-index="0" draw:name="Cornice1" draw:style-name="gr1" draw:text-style-name="P54" svg:width="4.791cm" svg:height="0.742cm" svg:x="1.722cm" svg:y="0.524cm"><text:p text:style-name="P28"><text:span text:style-name="T20"><text:s text:c="2"/></text:span><text:span text:style-name="T4">LA</text:span><text:span text:style-name="T7"> </text:span><text:span text:style-name="T4">RIPARTIZIONE VII</text:span></text:p><text:p text:style-name="P28"><text:span text:style-name="T20"><text:s text:c="4"/></text:span><text:span text:style-name="T4">GESTIONE DEL TERRITOR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IL DIRIGENTE </text:span></text:p>
        <text:p text:style-name="P49"><text:span text:style-name="T4">Ing. Giorgio Ottonello</text:span></text:p>
      </text:section>
      <text:p text:style-name="P44"/>
      <text:p text:style-name="P13"><text:span text:style-name="T12">TITOLO ABILITATIVO DI CUI ALLA #anno#/#nprat#</text:span></text:p>
      <text:p text:style-name="P20"/>
      <text:p text:style-name="P21"/>
      <text:list xml:id="list1022316926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1" text:outline-level="7"><text:span text:style-name="T4">Il/La sottoscritto </text:span><text:span text:style-name="T21">__________________________________________________________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Standard"><text:span text:style-name="T4">Nato/a a _______________________________ il ______________________________________</text:span></text:p>
      <text:p text:style-name="P14"/>
      <text:p text:style-name="Standard"><text:span text:style-name="T4">Residente in _____________________________via/n.civico _____________________________</text:span></text:p>
      <text:p text:style-name="P14"/>
      <text:p text:style-name="P22"><draw:custom-shape text:anchor-type="paragraph" draw:z-index="1" draw:name="Cornice2" draw:style-name="gr2" draw:text-style-name="P55" svg:width="16.964cm" svg:height="5.82cm" svg:x="-0.044cm" svg:y="0.342cm"><text:p text:style-name="P29"/><text:list xml:id="list1022316926" text:style-name="WWNum1"><text:list-item><text:list><text:list-item><text:list><text:list-item><text:list><text:list-item><text:list><text:list-item><text:h text:style-name="P12" text:outline-level="5"><text:span text:style-name="T12">DICHIARA</text:span></text:h></text:list-item></text:list></text:list-item></text:list></text:list-item></text:list></text:list-item></text:list></text:list-item></text:list><text:p text:style-name="P31"/><text:p text:style-name="P35"><text:span text:style-name="T4">Sotto la propria responsabilità di ritirare in data odierna TITOLO ABILITATIVO di cui <text:s/>alla P.E. <text:s/>#anno#/#nprat# <text:s text:c="3"/>per <text:s text:c="2"/>#descr# <text:s text:c="11"/>nella sua qualità di:</text:span></text:p><text:p text:style-name="P30"/><text:list xml:id="list497841928" text:style-name="WWNum2"><text:list-item><text:p text:style-name="P36"><text:span text:style-name="T4">Titolare<text:tab/><text:tab/><text:tab/> </text:span></text:p></text:list-item><text:list-item><text:p text:style-name="P36"><text:span text:style-name="T4">Legale Rappresentante <text:tab/><text:tab/><text:tab/></text:span></text:p></text:list-item><text:list-item><text:p text:style-name="P36"><text:span text:style-name="T4">Procuratore<text:tab/></text:span></text:p></text:list-item><text:list-item><text:p text:style-name="P36"><text:span text:style-name="T4">Altro _________________________</text:span></text:p></text:list-item></text:list><text:p text:style-name="P43"/><text:p text:style-name="P28"><text:span text:style-name="T18">Allega copia documento di identità</text:span><text:span text:style-name="T4">.</text:span></text:p><text:p text:style-name="P2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3"><text:span text:style-name="T4">OPPURE</text:span></text:p>
      <text:list xml:id="list15315536700058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" text:outline-level="8"><draw:custom-shape text:anchor-type="paragraph" draw:z-index="2" draw:name="Cornice3" draw:style-name="gr3" draw:text-style-name="P55" svg:width="16.964cm" svg:height="5.329cm" svg:x="0.004cm" svg:y="0.453cm"><text:p text:style-name="P29"/><text:list xml:id="list1022316926" text:style-name="WWNum1"><text:list-item><text:list><text:list-item><text:list><text:list-item><text:list><text:list-item><text:list><text:list-item><text:h text:style-name="P12" text:outline-level="5"><text:span text:style-name="T12">DELEGA</text:span></text:h></text:list-item></text:list></text:list-item></text:list></text:list-item></text:list></text:list-item></text:list></text:list-item></text:list><text:p text:style-name="P32"/><text:p text:style-name="P35"><text:span text:style-name="T4">il/la Sig./Sig.a ____________________________________________________________</text:span></text:p><text:p text:style-name="P30"/><text:p text:style-name="P35"><text:span text:style-name="T4">al ritiro della suddetta pratica</text:span></text:p><text:p text:style-name="P29"/><text:p text:style-name="P27"><text:span text:style-name="T4">Rapallo, li _____________________ Firma del delegante __________________________________</text:span></text:p><text:p text:style-name="P29"/><text:p text:style-name="P29"/><text:p text:style-name="P29"/><text:list xml:id="list153156073067004" text:continue-numbering="true" text:style-name="WWNum1"><text:list-item><text:list><text:list-item><text:list><text:list-item><text:list><text:list-item><text:list><text:list-item><text:list><text:list-item><text:list><text:list-item><text:list><text:list-item><text:list><text:list-item><text:h text:style-name="P53" text:outline-level="9">Si allegano copie del documento d’identità del delegante e del delegato</text:h></text:list-item></text:list></text:list-item></text:list></text:list-item></text:list></text:list-item></text:list></text:list-item></text:list></text:list-item></text:list></text:list-item></text:list></text:list-item></text:list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                              </text:list-item>
                                    <text:list-item>
                                      <text:h text:style-name="P8" text:outline-level="8"/>
                                    </text:list-item>
                                    <text:list-item>
                                      <text:h text:style-name="P8" text:outline-level="8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4">SI EVIDENZIA CHE AI SENSI DELL’ ART. 76 DEL D.P.R.. 445/00, L’ESIBIZIONE DI DICHIARAZIONI CONTENENTI DATI NON RISPONDENTI A VERITA’ EQUIVALE A FALSO E CHE LE DICHIARAZIONI STESSE SONO CONSIDERATE COME FATTE A PUBBLICO UFFICIALE E QUINDI PUNITE IN BASE ALLA LEGGE PENALE.</text:span></text:p>
      <text:p text:style-name="P16"/>
      <text:p text:style-name="P16"/>
      <text:p text:style-name="P23"><draw:custom-shape text:anchor-type="paragraph" draw:z-index="3" draw:name="Cornice4" draw:style-name="gr4" draw:text-style-name="P56" svg:width="16.936cm" svg:height="1.985cm" svg:x="0.018cm" svg:y="0.039cm"><text:p text:style-name="P35"><text:span text:style-name="T24">Riservato all’ufficio:</text:span></text:p><text:p text:style-name="P33"/><text:p text:style-name="P35"><text:span text:style-name="T24">Ritirato in <text:s/>data <text:s/>________________ <text:s text:c="42"/>Firma ______________________</text:span></text:p><text:p text:style-name="P34"/><text:p text:style-name="P51"/><text:p text:style-name="P2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section text:style-name="Sect1" text:name="Sezione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style:text-underline-style="solid" style:text-underline-width="auto" style:text-underline-color="font-color" style:font-size-asian="9pt" style:font-name-complex="Verdana1" style:font-family-complex="Verdana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WW8Num1z0" style:family="text"/>
    <style:style style:name="WW8Num1z1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z0" style:family="text">
      <style:text-properties style:font-name="Wingdings1" fo:font-family="Wingdings" style:font-family-generic="roman" style:font-pitch="variable" fo:font-size="8pt" style:font-size-asian="8pt" style:font-name-complex="Wingdings2" style:font-family-complex="Wingdings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z0" style:family="text"/>
    <style:style style:name="WW8Num14z1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9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line-through-style="none" style:text-line-through-type="none" style:text-underline-style="none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8pt" style:font-name-complex="Wingdings2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7.126cm" fo:margin-left="-0.123cm" fo:margin-top="0cm" fo:margin-bottom="0cm" table:align="left" style:writing-mode="lr-tb"/>
    </style:style>
    <style:style style:name="Tabella1.A" style:family="table-column">
      <style:table-column-properties style:column-width="2.625cm"/>
    </style:style>
    <style:style style:name="Tabella1.B" style:family="table-column">
      <style:table-column-properties style:column-width="14.499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Tabella6" style:family="table">
      <style:table-properties style:width="17.126cm" fo:margin-left="-0.123cm" fo:margin-top="0cm" fo:margin-bottom="0cm" table:align="left" style:writing-mode="lr-tb"/>
    </style:style>
    <style:style style:name="Tabella6.A" style:family="table-column">
      <style:table-column-properties style:column-width="17.126cm"/>
    </style:style>
    <style:style style:name="Tabella6.1" style:family="table-row">
      <style:table-row-properties style:min-row-height="1.501cm" fo:keep-together="auto"/>
    </style:style>
    <style:style style:name="Tabella6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 style:snap-to-layout-grid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>
      <loext:graphic-properties draw:fill="solid" draw:fill-color="#a0a0a0"/>
      <style:paragraph-properties fo:text-align="start"/>
      <style:text-properties fo:font-size="1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name="Verdana" fo:font-size="8pt" fo:font-weight="bold" style:font-size-asian="8pt" style:font-weight-asian="bold" style:font-name-complex="Verdana1"/>
    </style:style>
    <style:style style:name="MT5" style:family="text">
      <style:text-properties style:font-name="Verdana" fo:font-size="9pt" style:font-size-asian="9pt" style:font-name-complex="Verdana1"/>
    </style:style>
    <style:style style:name="MT6" style:family="text"/>
    <style:style style:name="MT7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52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473cm" fo:margin-left="0cm" fo:margin-right="0cm" fo:margin-top="1.372cm" style:dynamic-spacing="tru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1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/ Fax 0185-680238</text:span></text:p>
              <text:list xml:id="list1022316926" text:style-name="WWNum1">
                <text:list-item>
                  <text:h text:style-name="MP4" text:outline-level="1"><text:span text:style-name="MT3">RIPARTIZIONE VII – GESTIONE DEL TERRITORIO</text:span></text:h>
                </text:list-item>
              </text:list>
              <text:p text:style-name="MP3"><text:span text:style-name="MT4">P.zza Molfino 10 – III Piano - Tel. 0185-6801 <text:s/>- <text:s/>fax 0185-680385</text:span></text:p>
            </table:table-cell>
          </table:table-row>
        </table:table>
        <text:p text:style-name="MP5"><draw:custom-shape text:anchor-type="as-char" draw:z-index="4" draw:style-name="Mgr1" draw:text-style-name="MP6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7"><text:span text:style-name="Page_20_Number"><text:span text:style-name="MT5">Gestione del Territorio – Sportello Unico per l’Edilizia (SUE)</text:span></text:span></text:p>
        <text:p text:style-name="MP7"><text:span text:style-name="MT5">email: </text:span><text:a xlink:type="simple" xlink:href="mailto:edilizia_privata@comune.rapallo.ge.it" text:style-name="ListLabel_20_2" text:visited-style-name="ListLabel_20_2"><text:span text:style-name="Internet_20_link"><text:span text:style-name="MT5">edilizia_privata@comune.rapallo.ge.it</text:span></text:span></text:a></text:p>
        <text:p text:style-name="MP7"><text:span text:style-name="MT5">pec: </text:span><text:a xlink:type="simple" xlink:href="mailto:protocollo@pec.comune.rapallo.ge.it" text:style-name="ListLabel_20_2" text:visited-style-name="ListLabel_20_2"><text:span text:style-name="Internet_20_link"><text:span text:style-name="MT5">protocollo@pec.comune.rapallo.ge.it</text:span></text:span></text:a></text:p>
        <text:p text:style-name="MP8"><text:span text:style-name="Page_20_Number"/></text:p>
        <text:p text:style-name="MP7"><text:span text:style-name="Page_20_Number"><text:span text:style-name="MT5">pagina </text:span></text:span><text:span text:style-name="Page_20_Number"><text:span text:style-name="MT5"><text:page-number text:select-page="current">1</text:page-number></text:span></text:span><text:span text:style-name="Page_20_Number"><text:span text:style-name="MT5"><text:s/>di </text:span></text:span><text:span text:style-name="Page_20_Number"><text:span text:style-name="MT5"><text:page-count>2</text:page-count></text:span></text:span></text:p>
      </style:footer>
    </style:master-page>
    <style:master-page style:name="Converted1" style:page-layout-name="Mpm1">
      <style:header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3"><text:span text:style-name="MT7">RIPARTIZIONE VII – GESTIONE DEL TERRITORIO -</text:span></text:p>
            </table:table-cell>
          </table:table-row>
        </table:table>
        <text:p text:style-name="MP5"><draw:custom-shape text:anchor-type="as-char" draw:z-index="5" draw:style-name="Mgr1" draw:text-style-name="MP6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7"><text:span text:style-name="Page_20_Number"><text:span text:style-name="MT5">Gestione del Territorio – Sportello Unico per l’Edilizia (SUE)</text:span></text:span></text:p>
        <text:p text:style-name="MP7"><text:span text:style-name="MT5">email: </text:span><text:a xlink:type="simple" xlink:href="mailto:edilizia_privata@comune.rapallo.ge.it" text:style-name="ListLabel_20_2" text:visited-style-name="ListLabel_20_2"><text:span text:style-name="Internet_20_link"><text:span text:style-name="MT5">edilizia_privata@comune.rapallo.ge.it</text:span></text:span></text:a></text:p>
        <text:p text:style-name="MP7"><text:span text:style-name="MT5">pec: </text:span><text:a xlink:type="simple" xlink:href="mailto:protocollo@pec.comune.rapallo.ge.it" text:style-name="ListLabel_20_2" text:visited-style-name="ListLabel_20_2"><text:span text:style-name="Internet_20_link"><text:span text:style-name="MT5">protocollo@pec.comune.rapallo.ge.it</text:span></text:span></text:a></text:p>
        <text:p text:style-name="MP8"><text:span text:style-name="Page_20_Number"/></text:p>
        <text:p text:style-name="MP7"><text:span text:style-name="Page_20_Number"><text:span text:style-name="MT5">pagina </text:span></text:span><text:span text:style-name="Page_20_Number"><text:span text:style-name="MT5"><text:page-number text:select-page="current">2</text:page-number></text:span></text:span><text:span text:style-name="Page_20_Number"><text:span text:style-name="MT5"><text:s/>di </text:span></text:span><text:span text:style-name="Page_20_Number"><text:span text:style-name="MT5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8-01T11:18:00</meta:creation-date>
    <meta:initial-creator>Ferdinando</meta:initial-creator>
    <dc:language>it-IT</dc:language>
    <meta:print-date>2008-06-19T20:22:00</meta:print-date>
    <dc:date>2019-02-19T15:05:47</dc:date>
    <meta:editing-cycles>27</meta:editing-cycles>
    <dc:title>Rif</dc:title>
    <meta:editing-duration>PT16M</meta:editing-duration>
    <meta:generator>LibreOffice/6.0.7.3$Linux_X86_64 LibreOffice_project/00m0$Build-3</meta:generator>
    <meta:document-statistic meta:table-count="6" meta:image-count="1" meta:object-count="0" meta:page-count="2" meta:paragraph-count="61" meta:word-count="413" meta:character-count="3495" meta:non-whitespace-character-count="3049"/>
    <meta:template xlink:type="simple" xlink:actuate="onRequest" xlink:title="Lettera Tipo Rip VII EDPRIV 230608.dot" xlink:href=""/>
  </office:meta>
</office:document-meta>
</file>